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8.443cm" svg:y="1.667cm">
            <draw:object draw:notify-on-update-of-ranges="Sheet1.A1:Sheet1.A1 Sheet1.A2:Sheet1.A8 Sheet1.C1:Sheet1.C1 Sheet1.C2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1" office:value-type="string">
            <text:p>Softwar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%</text:p>
          </table:table-cell>
        </table:table-row>
        <table:table-row table:style-name="ro1">
          <table:table-cell office:value-type="string">
            <text:p>Postfix</text:p>
          </table:table-cell>
          <table:table-cell office:value-type="float" office:value="2231963">
            <text:p>2231963</text:p>
          </table:table-cell>
          <table:table-cell office:value-type="float" office:value="25.79">
            <text:p>25.79</text:p>
          </table:table-cell>
        </table:table-row>
        <table:table-row table:style-name="ro1">
          <table:table-cell office:value-type="string">
            <text:p>Exim</text:p>
          </table:table-cell>
          <table:table-cell office:value-type="float" office:value="2015066">
            <text:p>2015066</text:p>
          </table:table-cell>
          <table:table-cell office:value-type="float" office:value="23.28">
            <text:p>23.28</text:p>
          </table:table-cell>
        </table:table-row>
        <table:table-row table:style-name="ro1">
          <table:table-cell office:value-type="string">
            <text:p>(Unknown)</text:p>
          </table:table-cell>
          <table:table-cell office:value-type="float" office:value="945304">
            <text:p>945304</text:p>
          </table:table-cell>
          <table:table-cell office:value-type="float" office:value="10.92">
            <text:p>10.92</text:p>
          </table:table-cell>
        </table:table-row>
        <table:table-row table:style-name="ro1">
          <table:table-cell office:value-type="string">
            <text:p>QMail</text:p>
          </table:table-cell>
          <table:table-cell office:value-type="float" office:value="801334">
            <text:p>801334</text:p>
          </table:table-cell>
          <table:table-cell office:value-type="float" office:value="9.26">
            <text:p>9.26</text:p>
          </table:table-cell>
        </table:table-row>
        <table:table-row table:style-name="ro1">
          <table:table-cell office:value-type="string">
            <text:p>PowerMTA</text:p>
          </table:table-cell>
          <table:table-cell office:value-type="float" office:value="769277">
            <text:p>769277</text:p>
          </table:table-cell>
          <table:table-cell office:value-type="float" office:value="8.89">
            <text:p>8.89</text:p>
          </table:table-cell>
        </table:table-row>
        <table:table-row table:style-name="ro1">
          <table:table-cell office:value-type="string">
            <text:p>Exchange</text:p>
          </table:table-cell>
          <table:table-cell office:value-type="float" office:value="709009">
            <text:p>709009</text:p>
          </table:table-cell>
          <table:table-cell office:value-type="float" office:value="8.19">
            <text:p>8.19</text:p>
          </table:table-cell>
        </table:table-row>
        <table:table-row table:style-name="ro2">
          <table:table-cell table:style-name="Default" office:value-type="string">
            <text:p>Others</text:p>
          </table:table-cell>
          <table:table-cell table:style-name="Default"/>
          <table:table-cell table:style-name="Default" table:formula="of:=100-SUM([.C2:.C7])" office:value-type="float" office:value="13.67">
            <text:p>13.6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Wilson</meta:initial-creator>
    <meta:creation-date>2014-05-11T22:41:52</meta:creation-date>
    <dc:date>2014-05-11T22:52:58</dc:date>
    <dc:creator>Chris Wilson</dc:creator>
    <meta:editing-duration>P0D</meta:editing-duration>
    <meta:editing-cycles>1</meta:editing-cycles>
    <meta:document-statistic meta:table-count="3" meta:cell-count="2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percentage" chart:data-label-text="true" chart:data-label-symbol="false" chart:label-position="outsid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87cm" svg:y="0.316cm" chart:style-name="ch2">
          <text:p>Public SMTP Servers</text:p>
        </chart:title>
        <chart:subtitle svg:x="5.099cm" svg:y="1.275cm" chart:style-name="ch3">
          <text:p>www.openemailsurvey.org, 2013</text:p>
        </chart:subtitle>
        <chart:legend chart:legend-position="end" svg:x="13.552cm" svg:y="2.707cm" style:legend-expansion="high" chart:style-name="ch4"/>
        <chart:plot-area chart:style-name="ch5" table:cell-range-address="Sheet1.A1:Sheet1.A8 Sheet1.C1:Sheet1.C8" chart:data-source-has-labels="both" svg:x="0.32cm" svg:y="2.138cm" svg:width="12.912cm" svg:height="6.682cm">
          <chartooo:coordinate-region svg:x="3.516cm" svg:y="2.571cm" svg:width="5.753cm" svg:height="5.753cm"/>
          <chart:axis chart:dimension="x" chart:name="primary-x" chart:style-name="ch6" chartooo:axis-type="auto">
            <chartooo:date-scale/>
            <chart:categories table:cell-range-address="Sheet1.A2:Sheet1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:Sheet1.C8" chart:label-cell-address="Sheet1.C1:Sheet1.C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tfix</text:p>
                <draw:g>
                  <svg:desc>Sheet1.A2:Sheet1.A8</svg:desc>
                </draw:g>
              </table:table-cell>
              <table:table-cell office:value-type="float" office:value="25.79">
                <text:p>25.79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Exim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>
                <text:p>(Unknown)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QMail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PowerMTA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Exchange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13.67">
                <text:p>13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